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  <style:style style:name="T2" style:family="text">
      <style:text-properties officeooo:rsid="00069b3c"/>
    </style:style>
    <style:style style:name="T3" style:family="text">
      <style:text-properties officeooo:rsid="00076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</text:span><text:span text:style-name="T2">generated</text:span><text:span text:style-name="T1"> </text:span><text:span text:style-name="T3">DSA</text:span><text:span text:style-name="T1"> key </text:span><text:span text:style-name="T2">pair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12-14T16:52:10.078000000</dc:date>
    <meta:editing-duration>PT3M2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7" meta:character-count="113" meta:non-whitespace-character-count="9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0/09/xmldsig#dsa-sha1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9mZZYggtmQQck5RSTnNzCItD3HVsknolcSuIFL6Ltm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nYAKrA+QW/z1E3by2JDBxPbcTzNMcdM/nScXs9QOwx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s6VHFtYZmZipGcot8vKbafTcwSbNlZPb5j7cfWBs76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nOn2zDH05I6B6ZifL6aW3nkuc515C4sOPajjkjmwpN4=</DigestValue>
      </Reference>
      <Reference URI="Thumbnails/thumbnail.png">
        <DigestMethod Algorithm="http://www.w3.org/2001/04/xmlenc#sha256"/>
        <DigestValue>gp1fXg1jLC1cl7ZefKtDaE0DsIPUEC1irDp2jxFLqY0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cjyfGLWSMJ7HqrQ7EJ+CrW5sbcHtcid2V5/Uq12cGVY=</DigestValue>
      </Reference>
    </SignedInfo>
    <SignatureValue>A6DKWkdlymP/VYNK04aZGwxfG1p8g7pOZNkrrHzQU6+F1FPz6hIqag==</SignatureValue>
    <KeyInfo>
      <KeyValue>
        <DSAKeyValue>
          <P>vFlYDtrF8QkbdZ8IK9YR5oR0rcRkXktk2stSAohffhqTZpsBtl3OpUrV5fuIFqOfwtw4X1VN9dHH0Euk9qzTpI/pttxBEU4O8WRu4Gb0TuGcGY0j1r0mg3OT40bEqq6CF5vWK0Z4e2mIn48GTafYyGcVe5bQ9QnHAguZwXBhQJM=</P>
          <Q>vckH/Jk/qR0xBKKaJirzlqInpoE=</Q>
          <G>jbA9gRm8L7L8bWN8ksHdkPLih6mAvCauFMpnvQg7YMLA6VWHHR9jHxHS1B5MlYrnO+Xh1JJyCO++LUnGrG4fPJbxoOt1MmU6LmDGjjGg2ral39nPlgg7DAAZv/0xLp0pWtkObDkG4cDz9Vy/cLBEJI7dw5s9v4IpCC2LA958cDE=</G>
          <Y>UzGXaC6pvZp+qCYQ/LTfZJKLygydty/aYr3FzaV9it2jPEwFL8IohTFawRNy8e0O98zMWxi7XomU+gVtSXDlDyC97XUbnqhZbu3WUJB3hW9qjwRvvXnu2Rafpo87fP6/jAHptVME2eVdkTmAVrbrnUe2kG+BL0D86dSbV9wLpZg=</Y>
          <Seed>bYh9NKW7cwEMy0xEqHPmn8Jvet8=</Seed>
          <PgenCounter>ARc=</PgenCounter>
        </D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